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42in" fo:margin-left="0in" table:align="left"/>
    </style:style>
    <style:style style:name="Table1.A" style:family="table-column">
      <style:table-column-properties style:column-width="0.5042in"/>
    </style:style>
    <style:style style:name="Table1.B" style:family="table-column">
      <style:table-column-properties style:column-width="2.8424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7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2.0625in"/>
    </style:style>
    <style:style style:name="Table1.B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791fd" officeooo:paragraph-rsid="000791fd"/>
    </style:style>
    <style:style style:name="P2" style:family="paragraph" style:parent-style-name="Table_20_Contents">
      <style:text-properties officeooo:rsid="0008acd7" officeooo:paragraph-rsid="0008acd7"/>
    </style:style>
    <style:style style:name="P3" style:family="paragraph" style:parent-style-name="Table_20_Contents">
      <style:text-properties officeooo:rsid="00098156" officeooo:paragraph-rsid="00098156"/>
    </style:style>
    <style:style style:name="P4" style:family="paragraph" style:parent-style-name="Table_20_Contents">
      <style:text-properties officeooo:rsid="000af367" officeooo:paragraph-rsid="000af367"/>
    </style:style>
    <style:style style:name="P5" style:family="paragraph" style:parent-style-name="Table_20_Contents">
      <style:text-properties officeooo:rsid="000b09af" officeooo:paragraph-rsid="000b09af"/>
    </style:style>
    <style:style style:name="P6" style:family="paragraph" style:parent-style-name="Table_20_Contents">
      <style:text-properties officeooo:rsid="000cdb74" officeooo:paragraph-rsid="000cdb74"/>
    </style:style>
    <style:style style:name="P7" style:family="paragraph" style:parent-style-name="Table_20_Contents">
      <style:text-properties officeooo:rsid="000e2489" officeooo:paragraph-rsid="000e2489"/>
    </style:style>
    <style:style style:name="P8" style:family="paragraph" style:parent-style-name="Table_20_Contents">
      <style:text-properties officeooo:rsid="00101eb9" officeooo:paragraph-rsid="00101eb9"/>
    </style:style>
    <style:style style:name="P9" style:family="paragraph" style:parent-style-name="Table_20_Contents">
      <style:paragraph-properties fo:text-align="start" style:justify-single-word="false"/>
      <style:text-properties officeooo:rsid="00101eb9" officeooo:paragraph-rsid="00101eb9"/>
    </style:style>
    <style:style style:name="P10" style:family="paragraph" style:parent-style-name="Table_20_Contents">
      <style:text-properties officeooo:rsid="001100e9" officeooo:paragraph-rsid="001100e9"/>
    </style:style>
    <style:style style:name="P11" style:family="paragraph" style:parent-style-name="Table_20_Contents">
      <style:paragraph-properties fo:text-align="start" style:justify-single-word="false"/>
      <style:text-properties officeooo:rsid="001100e9" officeooo:paragraph-rsid="001100e9"/>
    </style:style>
    <style:style style:name="P12" style:family="paragraph" style:parent-style-name="Table_20_Contents">
      <style:text-properties officeooo:rsid="0011afc0" officeooo:paragraph-rsid="0011afc0"/>
    </style:style>
    <style:style style:name="P13" style:family="paragraph" style:parent-style-name="Table_20_Contents">
      <style:text-properties officeooo:rsid="00122605" officeooo:paragraph-rsid="00122605"/>
    </style:style>
    <style:style style:name="P14" style:family="paragraph" style:parent-style-name="Standard">
      <style:text-properties officeooo:rsid="000e2489"/>
    </style:style>
    <style:style style:name="P15" style:family="paragraph" style:parent-style-name="Table_20_Contents">
      <style:text-properties officeooo:paragraph-rsid="001277d0"/>
    </style:style>
    <style:style style:name="P16" style:family="paragraph" style:parent-style-name="Table_20_Contents">
      <style:text-properties officeooo:rsid="0012ec3a" officeooo:paragraph-rsid="0012ec3a"/>
    </style:style>
    <style:style style:name="T1" style:family="text">
      <style:text-properties officeooo:rsid="000e2489"/>
    </style:style>
    <style:style style:name="T2" style:family="text">
      <style:text-properties officeooo:rsid="0012161d"/>
    </style:style>
    <style:style style:name="T3" style:family="text">
      <style:text-properties officeooo:rsid="001277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Aim</text:p>
          </table:table-cell>
          <table:table-cell table:style-name="Table1.A1" office:value-type="string">
            <text:p text:style-name="P1">Accomplishments</text:p>
          </table:table-cell>
          <table:table-cell table:style-name="Table1.D1" office:value-type="string">
            <text:p text:style-name="P1">Continuation </text:p>
          </table:table-cell>
        </table:table-row>
        <table:table-row>
          <table:table-cell table:style-name="Table1.A2" office:value-type="string">
            <text:p text:style-name="P1">30/3</text:p>
          </table:table-cell>
          <table:table-cell table:style-name="Table1.A2" office:value-type="string">
            <text:p text:style-name="P8">(Work from home)</text:p>
            <text:p text:style-name="P1">Setup work environment (documents, jupyter, github) and read benchmark collection article.</text:p>
          </table:table-cell>
          <table:table-cell table:style-name="Table1.A2" office:value-type="string">
            <text:p text:style-name="P2">Jupyter tutorial, read article, started research on machine learning</text:p>
          </table:table-cell>
          <table:table-cell table:style-name="Table1.D2" office:value-type="string">
            <text:p text:style-name="P2">Research machine learning CNN</text:p>
          </table:table-cell>
        </table:table-row>
        <table:table-row>
          <table:table-cell table:style-name="Table1.A2" office:value-type="string">
            <text:p text:style-name="P2">31/3</text:p>
          </table:table-cell>
          <table:table-cell table:style-name="Table1.A2" office:value-type="string">
            <text:p text:style-name="P8">(10-16)</text:p>
            <text:p text:style-name="P2">Set up office, continue research on CNN</text:p>
          </table:table-cell>
          <table:table-cell table:style-name="Table1.A2" office:value-type="string">
            <text:p text:style-name="P3">Office set up, read ch 2-3 in Géron– Hands-on machine learning with Scikit-Learn, Keras and Tensorflow</text:p>
          </table:table-cell>
          <table:table-cell table:style-name="Table1.D2" office:value-type="string">
            <text:p text:style-name="P3">Continue read and exercise in Géron, chapter 10 and 14 (Introduction to Neural network, and CNN)</text:p>
          </table:table-cell>
        </table:table-row>
        <table:table-row>
          <table:table-cell table:style-name="Table1.A2" office:value-type="string">
            <text:p text:style-name="P3">1/ 4</text:p>
          </table:table-cell>
          <table:table-cell table:style-name="Table1.A2" office:value-type="string">
            <text:p text:style-name="P8">(10-17)</text:p>
            <text:p text:style-name="P3">Reading and Exercises from Géron</text:p>
          </table:table-cell>
          <table:table-cell table:style-name="Table1.A2" office:value-type="string">
            <text:p text:style-name="P4">Followed classification examples (MNIST) zoom meeting 14-15.30</text:p>
          </table:table-cell>
          <table:table-cell table:style-name="Table1.D2" office:value-type="string">
            <text:p text:style-name="P4">Continue CNN research, Follow fashion MNIST example with CNN, try to start the replication of benchmark annotation</text:p>
          </table:table-cell>
        </table:table-row>
        <table:table-row>
          <table:table-cell table:style-name="Table1.A2" office:value-type="string">
            <text:p text:style-name="P4">2/4</text:p>
          </table:table-cell>
          <table:table-cell table:style-name="Table1.A2" office:value-type="string">
            <text:p text:style-name="P8">(10-16)</text:p>
            <text:p text:style-name="P5">Do the fashion MNIST example with CNN, start replication of carpenterlab github</text:p>
          </table:table-cell>
          <table:table-cell table:style-name="Table1.A2" office:value-type="string">
            <text:p text:style-name="P6">Did a first training on the fashion MNIST, examples from ch 10 and 14 from Géron ,</text:p>
            <text:p text:style-name="P6">Downloaded repository from carpenterlab <text:span text:style-name="T1">(https://github.com/carpenterlab/unet4nuclei)</text:span>, recreated script 00 and 01</text:p>
          </table:table-cell>
          <table:table-cell table:style-name="Table1.D2" office:value-type="string">
            <text:p text:style-name="P7">Continue with understanding of fashion MNIST example, redo training with different settings, continue to modify/recreate scripts from carpenterlab repo.</text:p>
          </table:table-cell>
        </table:table-row>
        <table:table-row>
          <table:table-cell table:style-name="Table1.A2" office:value-type="string">
            <text:p text:style-name="P7">3 /4 </text:p>
          </table:table-cell>
          <table:table-cell table:style-name="Table1.A2" office:value-type="string">
            <text:p text:style-name="P8">(10-17)</text:p>
            <text:p text:style-name="P7">Zoom meeting, get aquinted to shared github, upload logbook, continue fashion MNIST example, and recreation of carpenterlab scripts.</text:p>
          </table:table-cell>
          <table:table-cell table:style-name="Table1.A2" office:value-type="string">
            <text:p text:style-name="P8">Zoom meeting at 10. Tried with the recreation of carpenterlab, had som version issues that took a while to solve. Recreation failed due to lack of GPU. Will retrieve weight file from filip. Trained a neural network for the fashion MNIST for practice. Logbook not uploaded</text:p>
          </table:table-cell>
          <table:table-cell table:style-name="Table1.D2" office:value-type="string">
            <text:p text:style-name="P8">Upload logbook to shared git, try to set up lunarc account, discuss with Filip about next steps. </text:p>
          </table:table-cell>
        </table:table-row>
        <table:table-row table:style-name="Table1.7">
          <table:table-cell table:style-name="Table1.A2" office:value-type="string">
            <text:p text:style-name="P8">4/4</text:p>
          </table:table-cell>
          <table:table-cell table:style-name="Table1.B7" office:value-type="string">
            <text:p text:style-name="P9">(11.30-17)</text:p>
            <text:p text:style-name="P11">Read Salmas thesis, upload logbook to github, get more understanding of the code from carpenterlab repo. Transform the imagecollection from C01 to tiff.</text:p>
            <text:p text:style-name="P8"/>
          </table:table-cell>
          <table:table-cell table:style-name="Table1.A2" office:value-type="string">
            <text:p text:style-name="P12">Uploaded logbook, read Salmas thesis, tried to convert C01 to tiff, but ran in to problems (<text:span text:style-name="T2">Did not understand the subprocess.run command)</text:span>.</text:p>
            <text:p text:style-name="P12">Set up a Snic account.</text:p>
          </table:table-cell>
          <table:table-cell table:style-name="Table1.D2" office:value-type="string">
            <text:p text:style-name="P12">Continue with converting images, contact Filip for next steps </text:p>
          </table:table-cell>
        </table:table-row>
        <text:soft-page-break/>
        <table:table-row>
          <table:table-cell table:style-name="Table1.A2" office:value-type="string">
            <text:p text:style-name="P10">5/5</text:p>
          </table:table-cell>
          <table:table-cell table:style-name="Table1.A2" office:value-type="string">
            <text:p text:style-name="P13">(10-17)</text:p>
            <text:p text:style-name="P13">Convert images, start to orient a Word document and research how to write in Word for the thesis, add refererences,</text:p>
            <text:p text:style-name="P13">Get started with LUNARC. </text:p>
            <text:p text:style-name="P13"/>
          </table:table-cell>
          <table:table-cell table:style-name="Table1.A2" office:value-type="string">
            <text:p text:style-name="P15"><text:span text:style-name="T3">Made a script to convert C01 to tiff, one folder at a time using argparse for reusability. </text:span><text:a xlink:type="simple" xlink:href="https://github.com/Malou-A/C01-to-tiff" text:style-name="Internet_20_link" text:visited-style-name="Visited_20_Internet_20_Link">https://github.com/Malou-A/C01-to-tiff</text:a> </text:p>
            <text:p text:style-name="P16">Looked into mendeley for reference storage in Word.</text:p>
            <text:p text:style-name="P15"/>
            <text:p text:style-name="P15"/>
          </table:table-cell>
          <table:table-cell table:style-name="Table1.D2" office:value-type="string">
            <text:p text:style-name="P16">Get to know LUNARC and continue with the benchmark reproduction.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24:31.190633692</meta:creation-date>
    <dc:date>2020-04-07T16:27:02.873530374</dc:date>
    <meta:editing-duration>P3DT57M52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2" meta:paragraph-count="43" meta:word-count="372" meta:character-count="2441" meta:non-whitespace-character-count="2105"/>
  </office:meta>
</office:document-meta>
</file>